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efore starting a deep dive into your learning adventure, think about the following questions.</text:p>
      <text:p text:style-name="Standard"/>
      <text:p text:style-name="Standard">What are Kubernetes architecture components?</text:p>
      <text:p text:style-name="Standard">What are Kubernetes networking and Kubernetes Pod network? And how does networking work in Kubernetes?</text:p>
      <text:p text:style-name="Standard">How is Kubernetes security based on the 4C's of cloud-native security?</text:p>
      <text:p text:style-name="Standard">What are Kubernetes architecture best practices and design principles?</text:p>
      <text:p text:style-name="Standard">What is the purpose of an API Gateway? And when do you need an API gateway?</text:p>
      <text:p text:style-name="Standard">What is a service mesh and what are the benefits of a service mesh? And how does a service mesh work?</text:p>
      <text:p text:style-name="Standard">What are the differences between API gateways and service mesh? And why are API management and service mesh complementary patterns for different use cases?</text:p>
      <text:p text:style-name="Standard">What is Istio and what are the benefits of Istio? And why use Istio?</text:p>
      <text:p text:style-name="Standard">What is Envoy? And how does Istio use Envoy?</text:p>
      <text:p text:style-name="Standard">Who are the public cloud providers offering for Kubernetes as a managed service?</text:p>
      <text:p text:style-name="Standard">Reflect on these questions as you work your way through this module and particularly when you get to the weekly discussion.</text:p>
      <text:p text:style-name="Standard"/>
      <text:p text:style-name="Standard"/>
      <text:p text:style-name="Standard">OVERVIEW</text:p>
      <text:p text:style-name="Standard">Underline</text:p>
      <text:p text:style-name="Standard"/>
      <text:p text:style-name="Standard">KubernetesThis week you will learn about Kubernetes architecture and best practices and design principles. We will examine Kubernetes networking and how networking works in Kubernetes. You will learn about Kubernetes security based on the 4C's of cloud-native security.</text:p>
      <text:p text:style-name="Standard"/>
      <text:p text:style-name="Standard">You will learn about API Gateway and its purpose. We will discuss service mesh and its benefits. You will discover the differences between API Gateway and service mesh and how they complement each other for different use cases. And we will look at Envoy and how Istio uses it.</text:p>
      <text:p text:style-name="Standard"/>
      <text:p text:style-name="Standard">Finally, you will understand Kubernetes managed services offered by the public cloud providers (AWS, Azure, and GCP). You will also be able to practice some of these Kubernetes managed services using optional and self-guided labs provided by AWS, Azure and GCP.</text:p>
      <text:p text:style-name="Standard"/>
      <text:p text:style-name="Standard">Enjoy the module this week. Kubernetes has become the defacto standard for not only container orchestration but also cloud-native development. You could also use Kubernetes as a managed cloud service. It all depends on your needs. Always remember that DevOps is not just about implementing tools but building culture within the organization.</text:p>
      <text:p text:style-name="Standard"/>
      <text:p text:style-name="Standard"/>
      <text:p text:style-name="Standard">WHY IT MATTERS</text:p>
      <text:p text:style-name="Standard">Underline</text:p>
      <text:p text:style-name="Standard"/>
      <text:p text:style-name="Standard"/>
      <text:p text:style-name="Standard">Kubernetes Design Patterns and Best Practices</text:p>
      <text:p text:style-name="Standard"/>
      <text:p text:style-name="Standard">As a Site Reliability Engineer (SRE) or/and DevOps Engineer/Architect, you will need to understand Kubernetes design patterns and how each of these patterns is used. Declarative deployment design pattern allows you to perform application installations and upgrades by configuration. Kubernetes <text:soft-page-break/>Resource holds the template for the pod, creates replica set on the fly, and allows rollback. Update strategies are declarable such as rolling deployment, fixed deployment, blue-green release, and canary release.</text:p>
      <text:p text:style-name="Standard"/>
      <text:p text:style-name="Standard">The sidecar design pattern allows you to enhance the functionality of an application without changing it. The adapter design pattern will enable you to decouple access to a container from the outside world. The ambassador design pattern will allow you to decouple a container's access to the outside world.</text:p>
      <text:p text:style-name="Standard"/>
      <text:p text:style-name="Standard">Kubernetes Network and Security</text:p>
      <text:p text:style-name="Standard"/>
      <text:p text:style-name="Standard">Kubernetes networking allows Kubernetes components to communicate with each other and with other applications. Kubernetes security is important throughout the container lifecycle due to the distributed, dynamic nature of a Kubernetes cluster.</text:p>
      <text:p text:style-name="Standard"/>
      <text:p text:style-name="Standard">API Gateway and Service Mesh</text:p>
      <text:p text:style-name="Standard"/>
      <text:p text:style-name="Standard">API Gateway is a single-entry point for all clients. The API gateway handles requests in one of two ways. Some requests are simply proxied/routed to the appropriate service. It handles other requests by fanning out to multiple services. <text:s/>Rather than provide a one-size-fits-all style API, the API gateway can expose a different API for each client. For example, the Netflix API gateway runs client-specific adapter code that provides each client with an API that's best suited to its requirements. The API gateway might also implement security, e.g. verify that the client is authorized to perform the request</text:p>
      <text:p text:style-name="Standard"/>
      <text:p text:style-name="Standard">A service mesh weaves together thousands of microservices across VMs in an elastic cloud data center through automated, cross-channel communication between running applications.</text:p>
      <text:p text:style-name="Standard"/>
      <text:p text:style-name="Standard">You would need a service mesh when: you have a mix of application languages or frameworks, a large deployment of microservices on cloud infrastructure, a lot of east/west, service-to-service communication, struggling to implement application network observability, you mastered your existing infrastructure stack</text:p>
      <text:p text:style-name="Standard"/>
      <text:p text:style-name="Standard">What does service mesh solve? It handles the client-side load balancing and service discovery, provides better traffic splitting abilities, better telemetry, reduces overhead and cost of infrastructure management, eliminates Envoy fronting version drifts, rate limiting, distributed tracing, transparent mTLS, etc.</text:p>
      <text:p text:style-name="Standard"/>
      <text:p text:style-name="Standard">Service Mesh with Istio and Envoy</text:p>
      <text:p text:style-name="Standard"/>
      <text:p text:style-name="Standard">Istio is an open-source service mesh layer that provides a way for developers to seamlessly connect, manage, and secure networks of containers in a Kubernetes cluster</text:p>
      <text:p text:style-name="Standard"/>
      <text:p text:style-name="Standard">Envoy is a network proxy that runs alongside applications to provide them with common features in a platform-agnostic manner. It can see every request received or made by the application. Other features include: Envoy proxy implement zone aware, least request load balancing, circuit breaking, outlier detection, retries, retry policies, timeout (including budgets), traffic shadowing, rate limiting, access logging, and statistics collection.</text:p>
      <text:p text:style-name="Standard"/>
      <text:p text:style-name="Standard">Kubernetes and Public Cloud Services (EKS, AKS, GKE)</text:p>
      <text:p text:style-name="Standard"/>
      <text:p text:style-name="Standard"><text:soft-page-break/>The benefits of these Kubernetes manages services by the cloud providers include things like load-balancing integrates, automatic cluster, node scaling, automatic upgrades, automatic repair based on health reports, and automatic logging and monitoring. The public cloud provider handles OS management, a master node, scaling, health checks, replication controller, services, setting up CA and TLS cert, RBAC authentication, and much 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3T11:00:10.276000000</meta:creation-date>
    <dc:date>2023-07-13T11:20:18.721000000</dc:date>
    <meta:editing-duration>PT20M8S</meta:editing-duration>
    <meta:editing-cycles>1</meta:editing-cycles>
    <meta:document-statistic meta:table-count="0" meta:image-count="0" meta:object-count="0" meta:page-count="3" meta:paragraph-count="35" meta:word-count="888" meta:character-count="5915" meta:non-whitespace-character-count="5061"/>
    <meta:generator>LibreOffice/6.1.2.1$Windows_X86_64 LibreOffice_project/65905a128db06ba48db947242809d14d3f9a93fe</meta:generator>
  </office:meta>
</office:document-meta>
</file>